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は、あたし達はここで演習を開始し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おう。　ぼちぼちやる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まあ適当に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適当？　それじゃだめです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やらなきゃ、演習になりません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うーん・・・でもさ、実際に魔物と戦う時点で
　演習っていうか、もうこれ実戦だよ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あんまり本腰入れてやっても、危ないと
　思うんだけどなぁ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確かにそうかもしれません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可能な限り魔物を排除すれば、それだけ
ジンブー村も安全になり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ストを尽くしましょ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あいよ。　できる範囲で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ハァ・・・ハァ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お・・・おい・・・ここの魔物・・・強すぎじゃ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ひ・・・はふ・・・ふ、2人がかりで・・・
1匹追い払うのがやっと・・・・ハァ・・・
です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今回の演習、キツすぎだろ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ちょい、休憩しよう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賛成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　これは飲める水で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頂き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ぐ・・・んぐ・・・んぐ・・・</text:p>
          </table:table-cell>
          <table:table-cell table:style-name="ce0" office:value-type="string">
            <text:p>Map405</text:p>
          </table:table-cell>
          <table:table-cell table:style-name="ce0"/>
          <table:table-cell table:style-name="ce0" office:value-type="string">
            <text:p>Glub... glub... glub...</text:p>
          </table:table-cell>
          <table:table-cell table:number-columns-repeated="1020"/>
        </table:table-row>
        <table:table-row>
          <table:table-cell table:style-name="ce0" office:value-type="string">
            <text:p>・・・んぐ・・・んぐ・・・んぐ・・・んぐ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っはぁ～っ！！　冷たくておいしいぃ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、それにしても中央部の気候は
安定していて、いいです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言っても、あたし達は北部の自治警団
ですから、簡単に移住するわけにも
いきません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そう固くなるなって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俺たちみたいな一介の兵士がどんなに
　頑張ったところで、世の中から魔物がいなく
　なることは無い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我々の働きによって少しでも救われる
人がいるのも事実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ためにも、鍛錬を怠ってはならないと
あたしは思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はいはい。　分かったからそんなに
　にらむなって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んじゃ、そろそろ演習という名の実戦を再開
　するか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その前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村までトイレを借りに行ってき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ああ、気をつけて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